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fo:font-weight="bold" officeooo:paragraph-rsid="001be059" style:font-size-asian="12pt" style:font-weight-asian="bold" style:font-size-complex="12pt" style:font-weight-complex="bold"/>
    </style:style>
    <style:style style:name="P2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officeooo:rsid="001a738a" officeooo:paragraph-rsid="001a738a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justify" style:justify-single-word="false"/>
      <style:text-properties fo:font-size="12pt" fo:font-weight="bold" officeooo:rsid="0017cd17" officeooo:paragraph-rsid="0017cd17" style:font-size-asian="12pt" style:font-weight-asian="bold" style:font-size-complex="12pt" style:font-weight-complex="bold"/>
    </style:style>
    <style:style style:name="P5" style:family="paragraph" style:parent-style-name="Normal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officeooo:paragraph-rsid="0017cd17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justify" style:justify-single-word="false"/>
      <style:text-properties fo:font-size="12pt" fo:font-weight="bold" officeooo:rsid="0018a080" officeooo:paragraph-rsid="0018a080" style:font-size-asian="12pt" style:font-weight-asian="bold" style:font-size-complex="12pt" style:font-weight-complex="bold"/>
    </style:style>
    <style:style style:name="P8" style:family="paragraph" style:parent-style-name="Normal">
      <style:paragraph-properties fo:text-align="justify" style:justify-single-word="false"/>
      <style:text-properties fo:font-size="12pt" fo:font-weight="bold" officeooo:rsid="0018a080" officeooo:paragraph-rsid="001a738a" style:font-size-asian="12pt" style:font-weight-asian="bold" style:font-size-complex="12pt" style:font-weight-complex="bold"/>
    </style:style>
    <style:style style:name="P9" style:family="paragraph" style:parent-style-name="Normal">
      <style:paragraph-properties fo:text-align="justify" style:justify-single-word="false"/>
      <style:text-properties officeooo:paragraph-rsid="0017cd17"/>
    </style:style>
    <style:style style:name="P10" style:family="paragraph" style:parent-style-name="Normal">
      <style:paragraph-properties fo:text-align="justify" style:justify-single-word="false"/>
      <style:text-properties officeooo:paragraph-rsid="0018a080"/>
    </style:style>
    <style:style style:name="P11" style:family="paragraph" style:parent-style-name="Normal">
      <style:paragraph-properties fo:text-align="justify" style:justify-single-word="false"/>
      <style:text-properties officeooo:paragraph-rsid="001d38b6"/>
    </style:style>
    <style:style style:name="P12" style:family="paragraph" style:parent-style-name="Normal">
      <style:paragraph-properties fo:text-align="justify" style:justify-single-word="false"/>
      <style:text-properties officeooo:paragraph-rsid="001e9165"/>
    </style:style>
    <style:style style:name="P13" style:family="paragraph" style:parent-style-name="Normal">
      <style:paragraph-properties fo:text-align="justify" style:justify-single-word="false"/>
      <style:text-properties officeooo:rsid="0017cd17" officeooo:paragraph-rsid="0017cd17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015a57e"/>
    </style:style>
    <style:style style:name="P15" style:family="paragraph" style:parent-style-name="List_20_Paragraph" style:list-style-name="L3">
      <style:paragraph-properties fo:text-align="justify" style:justify-single-word="false"/>
    </style:style>
    <style:style style:name="P16" style:family="paragraph" style:parent-style-name="List_20_Paragraph" style:list-style-name="L3">
      <style:paragraph-properties fo:text-align="justify" style:justify-single-word="false"/>
      <style:text-properties officeooo:paragraph-rsid="001be059"/>
    </style:style>
    <style:style style:name="P17" style:family="paragraph" style:parent-style-name="List_20_Paragraph" style:list-style-name="L4">
      <style:paragraph-properties fo:text-align="justify" style:justify-single-word="false"/>
      <style:text-properties officeooo:paragraph-rsid="001d38b6"/>
    </style:style>
    <style:style style:name="P18" style:family="paragraph" style:parent-style-name="List_20_Paragraph" style:list-style-name="L5">
      <style:paragraph-properties fo:text-align="justify" style:justify-single-word="false"/>
      <style:text-properties officeooo:paragraph-rsid="001e9165"/>
    </style:style>
    <style:style style:name="P19" style:family="paragraph" style:parent-style-name="List_20_Paragraph" style:list-style-name="L5">
      <style:paragraph-properties fo:text-align="justify" style:justify-single-word="false"/>
      <style:text-properties officeooo:paragraph-rsid="002227c5"/>
    </style:style>
    <style:style style:name="P20" style:family="paragraph" style:parent-style-name="List_20_Paragraph" style:list-style-name="L6">
      <style:paragraph-properties fo:text-align="justify" style:justify-single-word="false"/>
      <style:text-properties officeooo:paragraph-rsid="002716a3"/>
    </style:style>
    <style:style style:name="P21" style:family="paragraph" style:parent-style-name="List_20_Paragraph" style:list-style-name="L7">
      <style:paragraph-properties fo:text-align="justify" style:justify-single-word="false"/>
      <style:text-properties officeooo:paragraph-rsid="00347829"/>
    </style:style>
    <style:style style:name="P22" style:family="paragraph" style:parent-style-name="List_20_Paragraph" style:list-style-name="L8">
      <style:paragraph-properties fo:text-align="justify" style:justify-single-word="false"/>
      <style:text-properties officeooo:paragraph-rsid="003ed6c9"/>
    </style:style>
    <style:style style:name="P23" style:family="paragraph" style:parent-style-name="List_20_Paragraph" style:list-style-name="L8">
      <style:paragraph-properties fo:text-align="justify" style:justify-single-word="false"/>
      <style:text-properties officeooo:paragraph-rsid="004187b5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font-size="12pt" officeooo:rsid="0015a57e" officeooo:paragraph-rsid="0015ed2b" style:font-size-asian="12pt" style:font-size-complex="12pt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font-size="12pt" officeooo:rsid="0015ed2b" officeooo:paragraph-rsid="0015ed2b" style:font-size-asian="12pt" style:font-size-complex="12pt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font-size="12pt" officeooo:rsid="0015f977" officeooo:paragraph-rsid="0015f977" style:font-size-asian="12pt" style:font-size-complex="12pt"/>
    </style:style>
    <style:style style:name="P27" style:family="paragraph" style:parent-style-name="List_20_Paragraph" style:list-style-name="L3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List_20_Paragraph" style:list-style-name="L3">
      <style:paragraph-properties fo:text-align="justify" style:justify-single-word="false"/>
      <style:text-properties fo:font-size="12pt" fo:font-weight="bold" officeooo:paragraph-rsid="004df885" style:font-size-asian="12pt" style:font-weight-asian="bold" style:font-size-complex="12pt" style:font-weight-complex="bold"/>
    </style:style>
    <style:style style:name="P29" style:family="paragraph" style:parent-style-name="List_20_Paragraph" style:list-style-name="L3">
      <style:paragraph-properties fo:text-align="justify" style:justify-single-word="false"/>
      <style:text-properties fo:font-size="12pt" fo:font-weight="bold" officeooo:paragraph-rsid="004e73b3" style:font-size-asian="12pt" style:font-weight-asian="bold" style:font-size-complex="12pt" style:font-weight-complex="bold"/>
    </style:style>
    <style:style style:name="P30" style:family="paragraph" style:parent-style-name="List_20_Paragraph" style:list-style-name="L4">
      <style:paragraph-properties fo:text-align="justify" style:justify-single-word="false"/>
      <style:text-properties fo:font-size="12pt" fo:font-weight="bold" officeooo:paragraph-rsid="001d38b6" style:font-size-asian="12pt" style:font-weight-asian="bold" style:font-size-complex="12pt" style:font-weight-complex="bold"/>
    </style:style>
    <style:style style:name="P31" style:family="paragraph" style:parent-style-name="List_20_Paragraph" style:list-style-name="L5">
      <style:paragraph-properties fo:text-align="justify" style:justify-single-word="false"/>
      <style:text-properties fo:font-size="12pt" fo:font-weight="bold" officeooo:paragraph-rsid="002227c5" style:font-size-asian="12pt" style:font-weight-asian="bold" style:font-size-complex="12pt" style:font-weight-complex="bold"/>
    </style:style>
    <style:style style:name="P32" style:family="paragraph" style:parent-style-name="List_20_Paragraph" style:list-style-name="L5">
      <style:paragraph-properties fo:text-align="justify" style:justify-single-word="false"/>
      <style:text-properties fo:font-size="12pt" fo:font-weight="bold" officeooo:paragraph-rsid="0022ef45" style:font-size-asian="12pt" style:font-weight-asian="bold" style:font-size-complex="12pt" style:font-weight-complex="bold"/>
    </style:style>
    <style:style style:name="P33" style:family="paragraph" style:parent-style-name="List_20_Paragraph" style:list-style-name="L6">
      <style:paragraph-properties fo:text-align="justify" style:justify-single-word="false"/>
      <style:text-properties fo:font-size="12pt" fo:font-weight="bold" officeooo:paragraph-rsid="002804c1" style:font-size-asian="12pt" style:font-weight-asian="bold" style:font-size-complex="12pt" style:font-weight-complex="bold"/>
    </style:style>
    <style:style style:name="P34" style:family="paragraph" style:parent-style-name="List_20_Paragraph" style:list-style-name="L6">
      <style:paragraph-properties fo:text-align="justify" style:justify-single-word="false"/>
      <style:text-properties fo:font-size="12pt" fo:font-weight="bold" officeooo:paragraph-rsid="0028fac5" style:font-size-asian="12pt" style:font-weight-asian="bold" style:font-size-complex="12pt" style:font-weight-complex="bold"/>
    </style:style>
    <style:style style:name="P35" style:family="paragraph" style:parent-style-name="List_20_Paragraph" style:list-style-name="L3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List_20_Paragraph" style:list-style-name="L3">
      <style:paragraph-properties fo:text-align="justify" style:justify-single-word="false"/>
      <style:text-properties fo:font-size="12pt" fo:font-weight="normal" officeooo:paragraph-rsid="001a738a" style:font-size-asian="12pt" style:font-weight-asian="normal" style:font-size-complex="12pt" style:font-weight-complex="normal"/>
    </style:style>
    <style:style style:name="P37" style:family="paragraph" style:parent-style-name="List_20_Paragraph" style:list-style-name="L3">
      <style:paragraph-properties fo:text-align="justify" style:justify-single-word="false"/>
      <style:text-properties fo:font-size="12pt" fo:font-weight="normal" officeooo:paragraph-rsid="001be059" style:font-size-asian="12pt" style:font-weight-asian="normal" style:font-size-complex="12pt" style:font-weight-complex="normal"/>
    </style:style>
    <style:style style:name="P38" style:family="paragraph" style:parent-style-name="List_20_Paragraph" style:list-style-name="L3">
      <style:paragraph-properties fo:text-align="justify" style:justify-single-word="false"/>
      <style:text-properties fo:font-size="12pt" fo:font-weight="normal" officeooo:paragraph-rsid="004df885" style:font-size-asian="12pt" style:font-weight-asian="normal" style:font-size-complex="12pt" style:font-weight-complex="normal"/>
    </style:style>
    <style:style style:name="P39" style:family="paragraph" style:parent-style-name="List_20_Paragraph" style:list-style-name="L4">
      <style:paragraph-properties fo:text-align="justify" style:justify-single-word="false"/>
      <style:text-properties fo:font-size="12pt" fo:font-weight="normal" officeooo:paragraph-rsid="001d38b6" style:font-size-asian="12pt" style:font-weight-asian="normal" style:font-size-complex="12pt" style:font-weight-complex="normal"/>
    </style:style>
    <style:style style:name="P40" style:family="paragraph" style:parent-style-name="List_20_Paragraph" style:list-style-name="L5">
      <style:paragraph-properties fo:text-align="justify" style:justify-single-word="false"/>
      <style:text-properties fo:font-size="12pt" fo:font-weight="normal" officeooo:paragraph-rsid="001e9165" style:font-size-asian="12pt" style:font-weight-asian="normal" style:font-size-complex="12pt" style:font-weight-complex="normal"/>
    </style:style>
    <style:style style:name="P41" style:family="paragraph" style:parent-style-name="List_20_Paragraph" style:list-style-name="L5">
      <style:paragraph-properties fo:text-align="justify" style:justify-single-word="false"/>
      <style:text-properties fo:font-size="12pt" fo:font-weight="normal" officeooo:paragraph-rsid="002227c5" style:font-size-asian="12pt" style:font-weight-asian="normal" style:font-size-complex="12pt" style:font-weight-complex="normal"/>
    </style:style>
    <style:style style:name="P42" style:family="paragraph" style:parent-style-name="List_20_Paragraph" style:list-style-name="L6">
      <style:paragraph-properties fo:text-align="justify" style:justify-single-word="false"/>
      <style:text-properties fo:font-size="12pt" fo:font-weight="normal" officeooo:paragraph-rsid="002716a3" style:font-size-asian="12pt" style:font-weight-asian="normal" style:font-size-complex="12pt" style:font-weight-complex="normal"/>
    </style:style>
    <style:style style:name="P43" style:family="paragraph" style:parent-style-name="List_20_Paragraph" style:list-style-name="L7">
      <style:paragraph-properties fo:text-align="justify" style:justify-single-word="false"/>
      <style:text-properties fo:font-size="12pt" fo:font-weight="normal" officeooo:paragraph-rsid="00347829" style:font-size-asian="12pt" style:font-weight-asian="normal" style:font-size-complex="12pt" style:font-weight-complex="normal"/>
    </style:style>
    <style:style style:name="P44" style:family="paragraph" style:parent-style-name="List_20_Paragraph" style:list-style-name="L8">
      <style:paragraph-properties fo:text-align="justify" style:justify-single-word="false"/>
      <style:text-properties fo:font-size="12pt" fo:font-weight="normal" officeooo:paragraph-rsid="003ed6c9" style:font-size-asian="12pt" style:font-weight-asian="normal" style:font-size-complex="12pt" style:font-weight-complex="normal"/>
    </style:style>
    <style:style style:name="P45" style:family="paragraph" style:parent-style-name="List_20_Paragraph" style:list-style-name="L3">
      <style:paragraph-properties fo:text-align="justify" style:justify-single-word="false"/>
      <style:text-properties fo:font-size="12pt" fo:font-weight="normal" officeooo:rsid="001be059" officeooo:paragraph-rsid="001d38b6" style:font-size-asian="12pt" style:font-weight-asian="normal" style:font-size-complex="12pt" style:font-weight-complex="normal"/>
    </style:style>
    <style:style style:name="P46" style:family="paragraph" style:parent-style-name="List_20_Paragraph" style:list-style-name="L4">
      <style:paragraph-properties fo:text-align="justify" style:justify-single-word="false"/>
      <style:text-properties fo:font-size="12pt" fo:font-weight="normal" officeooo:rsid="001a738a" officeooo:paragraph-rsid="001d38b6" style:font-size-asian="12pt" style:font-weight-asian="normal" style:font-size-complex="12pt" style:font-weight-complex="normal"/>
    </style:style>
    <style:style style:name="P47" style:family="paragraph" style:parent-style-name="List_20_Paragraph" style:list-style-name="L6">
      <style:paragraph-properties fo:text-align="justify" style:justify-single-word="false"/>
      <style:text-properties fo:font-size="12pt" fo:font-weight="normal" officeooo:rsid="001a738a" officeooo:paragraph-rsid="002716a3" style:font-size-asian="12pt" style:font-weight-asian="normal" style:font-size-complex="12pt" style:font-weight-complex="normal"/>
    </style:style>
    <style:style style:name="P48" style:family="paragraph" style:parent-style-name="List_20_Paragraph" style:list-style-name="L7">
      <style:paragraph-properties fo:text-align="justify" style:justify-single-word="false"/>
      <style:text-properties fo:font-size="12pt" fo:font-weight="normal" officeooo:rsid="001a738a" officeooo:paragraph-rsid="00347829" style:font-size-asian="12pt" style:font-weight-asian="normal" style:font-size-complex="12pt" style:font-weight-complex="normal"/>
    </style:style>
    <style:style style:name="P49" style:family="paragraph" style:parent-style-name="List_20_Paragraph" style:list-style-name="L8">
      <style:paragraph-properties fo:text-align="justify" style:justify-single-word="false"/>
      <style:text-properties fo:font-size="12pt" fo:font-weight="normal" officeooo:rsid="001a738a" officeooo:paragraph-rsid="003ed6c9" style:font-size-asian="12pt" style:font-weight-asian="normal" style:font-size-complex="12pt" style:font-weight-complex="normal"/>
    </style:style>
    <style:style style:name="P50" style:family="paragraph" style:parent-style-name="List_20_Paragraph" style:list-style-name="L4">
      <style:paragraph-properties fo:text-align="justify" style:justify-single-word="false"/>
      <style:text-properties fo:font-size="12pt" fo:font-weight="normal" officeooo:rsid="001d38b6" officeooo:paragraph-rsid="001d38b6" style:font-size-asian="12pt" style:font-weight-asian="normal" style:font-size-complex="12pt" style:font-weight-complex="normal"/>
    </style:style>
    <style:style style:name="P51" style:family="paragraph" style:parent-style-name="List_20_Paragraph" style:list-style-name="L6">
      <style:paragraph-properties fo:text-align="justify" style:justify-single-word="false"/>
      <style:text-properties fo:font-size="12pt" fo:font-weight="normal" officeooo:rsid="001d38b6" officeooo:paragraph-rsid="002716a3" style:font-size-asian="12pt" style:font-weight-asian="normal" style:font-size-complex="12pt" style:font-weight-complex="normal"/>
    </style:style>
    <style:style style:name="P52" style:family="paragraph" style:parent-style-name="List_20_Paragraph" style:list-style-name="L5">
      <style:paragraph-properties fo:text-align="justify" style:justify-single-word="false"/>
      <style:text-properties fo:font-size="12pt" fo:font-weight="normal" officeooo:rsid="001fe24c" officeooo:paragraph-rsid="001fe24c" style:font-size-asian="12pt" style:font-weight-asian="normal" style:font-size-complex="12pt" style:font-weight-complex="normal"/>
    </style:style>
    <style:style style:name="P53" style:family="paragraph" style:parent-style-name="List_20_Paragraph" style:list-style-name="L7">
      <style:paragraph-properties fo:text-align="justify" style:justify-single-word="false"/>
      <style:text-properties fo:font-size="12pt" fo:font-weight="normal" officeooo:rsid="003ea807" officeooo:paragraph-rsid="003ea807" style:font-size-asian="12pt" style:font-weight-asian="normal" style:font-size-complex="12pt" style:font-weight-complex="normal"/>
    </style:style>
    <style:style style:name="P54" style:family="paragraph" style:parent-style-name="List_20_Paragraph" style:list-style-name="L8">
      <style:paragraph-properties fo:text-align="justify" style:justify-single-word="false"/>
      <style:text-properties fo:font-size="12pt" fo:font-weight="normal" officeooo:rsid="003ea807" officeooo:paragraph-rsid="003ed6c9" style:font-size-asian="12pt" style:font-weight-asian="normal" style:font-size-complex="12pt" style:font-weight-complex="normal"/>
    </style:style>
    <style:style style:name="P55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size="12pt" fo:font-weight="normal" officeooo:paragraph-rsid="001d38b6" style:font-size-asian="12pt" style:font-weight-asian="normal" style:font-size-complex="12pt" style:font-weight-complex="normal"/>
    </style:style>
    <style:style style:name="P57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size="12pt" fo:font-weight="normal" officeooo:paragraph-rsid="002716a3" style:font-size-asian="12pt" style:font-weight-asian="normal" style:font-size-complex="12pt" style:font-weight-complex="normal"/>
    </style:style>
    <style:style style:name="P58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weight="normal" officeooo:paragraph-rsid="001d38b6" style:font-weight-asian="normal" style:font-weight-complex="normal"/>
    </style:style>
    <style:style style:name="P59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weight="normal" officeooo:paragraph-rsid="001e9165" style:font-weight-asian="normal" style:font-weight-complex="normal"/>
    </style:style>
    <style:style style:name="P60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fo:font-weight="normal" officeooo:paragraph-rsid="002716a3" style:font-weight-asian="normal" style:font-weight-complex="normal"/>
    </style:style>
    <style:style style:name="P61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officeooo:paragraph-rsid="001d38b6"/>
    </style:style>
    <style:style style:name="P62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officeooo:paragraph-rsid="001e9165"/>
    </style:style>
    <style:style style:name="P63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officeooo:paragraph-rsid="002716a3"/>
    </style:style>
    <style:style style:name="P64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officeooo:paragraph-rsid="00347829"/>
    </style:style>
    <style:style style:name="P65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officeooo:paragraph-rsid="003ed6c9"/>
    </style:style>
    <style:style style:name="P66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67" style:family="paragraph" style:parent-style-name="Normal">
      <style:paragraph-properties fo:text-align="justify" style:justify-single-word="false"/>
      <style:text-properties fo:font-size="12pt" officeooo:rsid="0017cd17" officeooo:paragraph-rsid="0018a080" style:font-size-asian="12pt" style:font-size-complex="12pt"/>
    </style:style>
    <style:style style:name="P68" style:family="paragraph" style:parent-style-name="Normal">
      <style:paragraph-properties fo:text-align="justify" style:justify-single-word="false"/>
      <style:text-properties fo:font-size="12pt" officeooo:rsid="0018a080" officeooo:paragraph-rsid="0018a080" style:font-size-asian="12pt" style:font-size-complex="12pt"/>
    </style:style>
    <style:style style:name="P69" style:family="paragraph" style:parent-style-name="Normal">
      <style:paragraph-properties fo:text-align="justify" style:justify-single-word="false"/>
      <style:text-properties officeooo:paragraph-rsid="001e9165"/>
    </style:style>
    <style:style style:name="P70" style:family="paragraph" style:parent-style-name="Normal">
      <style:paragraph-properties fo:text-align="justify" style:justify-single-word="false"/>
      <style:text-properties officeooo:paragraph-rsid="002716a3"/>
    </style:style>
    <style:style style:name="P71" style:family="paragraph" style:parent-style-name="Normal">
      <style:paragraph-properties fo:text-align="justify" style:justify-single-word="false"/>
      <style:text-properties officeooo:paragraph-rsid="001a738a"/>
    </style:style>
    <style:style style:name="P72" style:family="paragraph" style:parent-style-name="Normal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font-weight="normal" officeooo:rsid="00347829" officeooo:paragraph-rsid="00347829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d38b6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e9165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716a3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afe65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9d6b2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3b8aa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0955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c85b3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5a57e" style:font-size-asian="12pt" style:font-size-complex="12pt"/>
    </style:style>
    <style:style style:name="T12" style:family="text">
      <style:text-properties fo:font-size="12pt" officeooo:rsid="0015ed2b" style:font-size-asian="12pt" style:font-size-complex="12pt"/>
    </style:style>
    <style:style style:name="T13" style:family="text">
      <style:text-properties fo:font-size="12pt" officeooo:rsid="0017cd17" style:font-size-asian="12pt" style:font-size-complex="12pt"/>
    </style:style>
    <style:style style:name="T14" style:family="text">
      <style:text-properties fo:font-size="12pt" officeooo:rsid="0018a080" style:font-size-asian="12pt" style:font-size-complex="12pt"/>
    </style:style>
    <style:style style:name="T15" style:family="text">
      <style:text-properties fo:font-size="12pt" officeooo:rsid="001d38b6" style:font-size-asian="12pt" style:font-size-complex="12pt"/>
    </style:style>
    <style:style style:name="T16" style:family="text">
      <style:text-properties fo:font-size="12pt" officeooo:rsid="001fe24c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a738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be05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8a080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d38b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e9165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fe24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227c5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716a3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7c7aa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819fb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8fac5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a955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cbe6d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f5368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110d0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20ffe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364c7f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39d6b2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3d56b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3ed6c9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187b5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2e572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c6a7f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4df885" style:font-size-asian="12pt" style:font-weight-asian="normal" style:font-size-complex="12pt" style:font-weight-complex="normal"/>
    </style:style>
    <style:style style:name="T42" style:family="text">
      <style:text-properties fo:font-size="12pt" fo:font-style="normal" fo:font-weight="normal" officeooo:rsid="001a738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1d38b6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2227c5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2716a3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officeooo:rsid="0015ed2b"/>
    </style:style>
    <style:style style:name="T47" style:family="text">
      <style:text-properties officeooo:rsid="001a738a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officeooo:rsid="001a738a" style:font-style-asian="italic" style:font-style-complex="italic"/>
    </style:style>
    <style:style style:name="T50" style:family="text">
      <style:text-properties fo:font-style="normal" officeooo:rsid="001a738a" style:font-style-asian="normal" style:font-style-complex="normal"/>
    </style:style>
    <style:style style:name="T51" style:family="text">
      <style:text-properties officeooo:rsid="001be059"/>
    </style:style>
    <style:style style:name="T52" style:family="text">
      <style:text-properties officeooo:rsid="001d38b6"/>
    </style:style>
    <style:style style:name="T53" style:family="text">
      <style:text-properties officeooo:rsid="001e9165"/>
    </style:style>
    <style:style style:name="T54" style:family="text">
      <style:text-properties fo:color="#a31515" style:font-name="IBMPlexMono, monospace," fo:font-size="12pt" fo:font-weight="normal" officeooo:rsid="004187b5" fo:background-color="#fffffe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IBMPlexMono, monospace," fo:font-size="12pt" fo:font-weight="normal" officeooo:rsid="004187b5" fo:background-color="#ffff00" loext:char-shading-value="0" style:font-size-asian="12pt" style:font-weight-asian="normal" style:font-size-complex="12pt" style:font-weight-complex="normal"/>
    </style:style>
    <style:style style:name="T56" style:family="text">
      <style:text-properties fo:color="#000000" style:font-name="IBMPlexMono, monospace," fo:font-size="12pt" fo:font-weight="normal" officeooo:rsid="004187b5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officeooo:rsid="002227c5"/>
    </style:style>
    <style:style style:name="T58" style:family="text">
      <style:text-properties fo:font-weight="normal" officeooo:rsid="004df885" style:font-weight-asian="normal" style:font-weight-complex="normal"/>
    </style:style>
    <style:style style:name="T59" style:family="text">
      <style:text-properties fo:font-weight="normal" officeooo:rsid="0018a080" style:font-weight-asian="normal" style:font-weight-complex="normal"/>
    </style:style>
    <style:style style:name="T60" style:family="text">
      <style:text-properties officeooo:rsid="0018a080"/>
    </style:style>
    <style:style style:name="T61" style:family="text">
      <style:text-properties officeooo:rsid="002716a3"/>
    </style:style>
    <style:style style:name="T62" style:family="text">
      <style:text-properties officeooo:rsid="0029a009"/>
    </style:style>
    <style:style style:name="T63" style:family="text">
      <style:text-properties officeooo:rsid="00333610"/>
    </style:style>
    <style:style style:name="T64" style:family="text">
      <style:text-properties officeooo:rsid="003ed6c9"/>
    </style:style>
    <style:style style:name="T65" style:family="text">
      <style:text-properties officeooo:rsid="00409550"/>
    </style:style>
    <style:style style:name="T66" style:family="text">
      <style:text-properties officeooo:rsid="004187b5"/>
    </style:style>
    <style:style style:name="T67" style:family="text">
      <style:text-properties fo:color="#c9211e" style:font-name="IBMPlexMono, monospace," fo:font-size="12pt" fo:font-weight="normal" officeooo:rsid="004187b5" fo:background-color="#fffffe" loext:char-shading-value="0" style:font-size-asian="12pt" style:font-weight-asian="normal" style:font-size-complex="12pt" style:font-weight-complex="normal"/>
    </style:style>
    <style:style style:name="T68" style:family="text">
      <style:text-properties fo:color="#c9211e" style:font-name="IBMPlexMono, monospace," fo:font-size="12pt" fo:font-weight="normal" officeooo:rsid="004187b5" fo:background-color="#ffff00" loext:char-shading-value="0" style:font-size-asian="12pt" style:font-weight-asian="normal" style:font-size-complex="12pt" style:font-weight-complex="normal"/>
    </style:style>
    <style:style style:name="T69" style:family="text">
      <style:text-properties fo:color="#c9211e" style:font-name="IBMPlexMono, monospace," fo:font-size="12pt" fo:font-weight="normal" officeooo:rsid="004187b5" fo:background-color="#ffff00" loext:char-shading-value="0" style:font-size-asian="12pt" style:font-weight-asian="normal" style:font-size-complex="12pt" style:font-weight-complex="normal"/>
    </style:style>
    <style:style style:name="T70" style:family="text">
      <style:text-properties officeooo:rsid="0044ec9d"/>
    </style:style>
    <style:style style:name="T71" style:family="text">
      <style:text-properties officeooo:rsid="0045ef7e"/>
    </style:style>
    <style:style style:name="T72" style:family="text">
      <style:text-properties officeooo:rsid="004c6a7f"/>
    </style:style>
    <style:style style:name="T73" style:family="text">
      <style:text-properties officeooo:rsid="004c85b3"/>
    </style:style>
    <style:style style:name="T74" style:family="text">
      <style:text-properties officeooo:rsid="004df88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Recipes API Documentation</text:p>
      <text:p text:style-name="P2"/>
      <text:p text:style-name="P4">Business Requirements:</text:p>
      <text:p text:style-name="P67">1. Add an ingredient by providing his name. All ingredients must be unique.</text:p>
      <text:p text:style-name="P9"><text:span text:style-name="T14">2</text:span><text:span text:style-name="T13">. Create a recipe by providing a name, a description and a time of cooking. All recipes must be unique, is criteria is met on the name field.</text:span></text:p>
      <text:p text:style-name="P9"><text:span text:style-name="T14">3</text:span><text:span text:style-name="T13">. Add ingredients to a recipe. No duplicates ingredients to a recipe</text:span></text:p>
      <text:p text:style-name="P9"><text:span text:style-name="T14">4</text:span><text:span text:style-name="T13">. View all ingredients of a recipe and the recipe details.</text:span></text:p>
      <text:p text:style-name="P10"><text:span text:style-name="T14">5</text:span><text:span text:style-name="T13">. A recipe’s nutritional value has the following field: energy, carbohydrates, fats, fatty acids, </text:span><text:span text:style-name="T14">sugars, proteins and salt. C</text:span><text:span text:style-name="T13">arbohydrates, fats, fatty acids, </text:span><text:span text:style-name="T14">sugars, proteins and salt must be numbers of type XX.Y(Decimal(3,1)). </text:span></text:p>
      <text:p text:style-name="P13"><text:span text:style-name="T14">6</text:span><text:span text:style-name="T13">. </text:span><text:span text:style-name="T10">Add the nutritional value of an existing recipe.</text:span></text:p>
      <text:p text:style-name="P9"><text:span text:style-name="T14">7</text:span><text:span text:style-name="T13">. Add recipes types by providing a type name. All types must be unique. The criteria is met on the name field.</text:span></text:p>
      <text:p text:style-name="P9"><text:span text:style-name="T14">8</text:span><text:span text:style-name="T13">. </text:span><text:span text:style-name="T14">Displaying all the resources information(Recipes, Ingredients, Types, NutritionalValues, Ingredients Recipes).</text:span></text:p>
      <text:p text:style-name="P68">9. Performing updates on the resources(Recipes, Ingredients, Types, NutritionalValues).</text:p>
      <text:p text:style-name="P68">10. Performing the deletion on a resource(Recipes, Ingredients, Types, NutritionalValues).</text:p>
      <text:p text:style-name="P6">Main Features:</text:p>
      <text:list xml:id="list4113063367" text:style-name="L1">
        <text:list-item>
          <text:p text:style-name="P14"><text:span text:style-name="T11">CRUD Operations on Ingredient </text:span><text:span text:style-name="T12">resources</text:span><text:span text:style-name="T11">. An ingredient has an id and a name in the database. All ingredients are unique in the database. </text:span></text:p>
        </text:list-item>
        <text:list-item>
          <text:p text:style-name="P24">CRUD operations on Type <text:span text:style-name="T46">resources</text:span>. A type has an id and a name in the database. All types are unique.</text:p>
        </text:list-item>
        <text:list-item>
          <text:p text:style-name="P25">CRUD operations on Nutritional Value resources. A nutritional value has a 1to1 relation with a recipe. </text:p>
        </text:list-item>
        <text:list-item>
          <text:p text:style-name="P26">Management of Recipes: CRUD operations, get details of a recipe(id, name, description, time, list with all reciep’s ingredients), add an ingredient to a recipe.</text:p>
        </text:list-item>
      </text:list>
      <text:p text:style-name="P5"/>
      <text:p text:style-name="P7"/>
      <text:p text:style-name="P7"/>
      <text:p text:style-name="P8"/>
      <text:p text:style-name="P3"><text:soft-page-break/>API Documentation</text:p>
      <text:p text:style-name="P71"><text:span text:style-name="T9">INGREDIENTS</text:span><text:span text:style-name="T20"> - /api/</text:span><text:span text:style-name="T41">ingredients</text:span></text:p>
      <text:list xml:id="list515207321" text:style-name="L2">
        <text:list-header>
          <text:p text:style-name="P55">Create a new ingredient </text:p>
        </text:list-header>
      </text:list>
      <text:list xml:id="list933751009" text:style-name="L3">
        <text:list-item>
          <text:p text:style-name="P28">POST /api/<text:span text:style-name="T74">ingredients</text:span></text:p>
        </text:list-item>
        <text:list-item>
          <text:p text:style-name="P36">Request Body -&gt; JSON {“name” : “ingredient_name”}</text:p>
        </text:list-item>
        <text:list-item>
          <text:p text:style-name="P35">Responses:</text:p>
          <text:list>
            <text:list-item>
              <text:p text:style-name="P38">201 – Created, <text:span text:style-name="T47">Response Body – JSON {id, name}, Location in Headers must be set to </text:span><text:span text:style-name="T60">/api/</text:span><text:span text:style-name="T74">ingredients</text:span><text:span text:style-name="T50">/{id}</text:span></text:p>
            </text:list-item>
            <text:list-item>
              <text:p text:style-name="P36">400 – Bad Request, Error Message<text:span text:style-name="T47">s from: faulty Request Body, ingredients name must be unique</text:span></text:p>
            </text:list-item>
          </text:list>
        </text:list-item>
      </text:list>
      <text:list xml:id="list142213665393157" text:style-name="L2">
        <text:list-header>
          <text:p text:style-name="P55">Get all ingredients</text:p>
        </text:list-header>
      </text:list>
      <text:list xml:id="list142213958694986" text:style-name="L3">
        <text:list-item>
          <text:p text:style-name="P27">GET /api/ingredients</text:p>
        </text:list-item>
        <text:list-item>
          <text:p text:style-name="P35">Responses:</text:p>
          <text:list>
            <text:list-item>
              <text:p text:style-name="P35">200 – OK, JSON{List of ingredients {id, name}}</text:p>
            </text:list-item>
            <text:list-item>
              <text:p text:style-name="P15"><text:span text:style-name="T18">204</text:span><text:span text:style-name="T17"> – </text:span><text:span text:style-name="T18">No Content</text:span><text:span text:style-name="T17">, </text:span><text:span text:style-name="T18">List of ingredients is empty</text:span></text:p>
            </text:list-item>
          </text:list>
        </text:list-item>
      </text:list>
      <text:list xml:id="list142213115879097" text:style-name="L2">
        <text:list-header>
          <text:p text:style-name="P55">Get an ingredient by {id}</text:p>
        </text:list-header>
      </text:list>
      <text:list xml:id="list142213279652646" text:style-name="L3">
        <text:list-item>
          <text:p text:style-name="P27">GET /api/ingredients/{id}</text:p>
        </text:list-item>
        <text:list-item>
          <text:p text:style-name="P35">Responses:</text:p>
          <text:list>
            <text:list-item>
              <text:p text:style-name="P35">200 – OK, <text:s/>JSON {ingredient {id, name}}</text:p>
            </text:list-item>
            <text:list-item>
              <text:p text:style-name="P15">404 – <text:span text:style-name="T51">Ingredient </text:span>Not Found, Error Message</text:p>
            </text:list-item>
          </text:list>
        </text:list-item>
      </text:list>
      <text:list xml:id="list142213386744965" text:style-name="L2">
        <text:list-header>
          <text:p text:style-name="P55">Delete an ingredient by {id}</text:p>
        </text:list-header>
      </text:list>
      <text:list xml:id="list142213386297274" text:style-name="L3">
        <text:list-item>
          <text:p text:style-name="P27">DELETE /api/ingredients/{id}</text:p>
        </text:list-item>
        <text:list-item>
          <text:p text:style-name="P35">Responses:</text:p>
          <text:list>
            <text:list-item>
              <text:p text:style-name="P35">200 – OK, Success Message</text:p>
            </text:list-item>
            <text:list-item>
              <text:p text:style-name="P35">404 – <text:span text:style-name="T51">Ingredient N</text:span>ot Found, Error Message</text:p>
            </text:list-item>
          </text:list>
        </text:list-item>
      </text:list>
      <text:list xml:id="list142213028528830" text:style-name="L2">
        <text:list-header>
          <text:p text:style-name="P55">Update an ingredient by {id}</text:p>
        </text:list-header>
      </text:list>
      <text:list xml:id="list142212281141200" text:style-name="L3">
        <text:list-item>
          <text:p text:style-name="P27">PUT /api/ingredients/{id}</text:p>
        </text:list-item>
        <text:list-item>
          <text:p text:style-name="P37">Request Body -&gt; JSON {“name” : “ingredient_name”}</text:p>
        </text:list-item>
        <text:list-item>
          <text:p text:style-name="P35">Responses:</text:p>
          <text:list>
            <text:list-item>
              <text:p text:style-name="P16"><text:span text:style-name="T17">200 – OK, </text:span><text:span text:style-name="T18">Response Body </text:span><text:span text:style-name="T19">of </text:span><text:span text:style-name="T21">the </text:span><text:span text:style-name="T19">updated </text:span><text:span text:style-name="T21">ingredient</text:span><text:span text:style-name="T18"> – JSON {id, name}</text:span></text:p>
            </text:list-item>
            <text:list-item>
              <text:p text:style-name="P45"><text:span text:style-name="T18">400 – Bad Request when trying to update the record with a name which </text:span><text:span text:style-name="T47">already <text:s/></text:span><text:span text:style-name="T18">exists in the database</text:span></text:p>
            </text:list-item>
            <text:list-item>
              <text:p text:style-name="P35">404 – Not Found, Error Message</text:p>
            </text:list-item>
          </text:list>
        </text:list-item>
      </text:list>
      <text:p text:style-name="P1"/>
      <text:p text:style-name="P11"><text:span text:style-name="T2">TYPES</text:span><text:span text:style-name="T20"> - /api/</text:span><text:span text:style-name="T21">types</text:span></text:p>
      <text:list xml:id="list170558976851965" text:continue-list="list515207321" text:style-name="L2">
        <text:list-header>
          <text:p text:style-name="P61"><text:span text:style-name="T17">Create a new </text:span><text:span text:style-name="T21">types</text:span><text:span text:style-name="T17"> </text:span></text:p>
        </text:list-header>
      </text:list>
      <text:list xml:id="list3777547064" text:style-name="L4">
        <text:list-item>
          <text:p text:style-name="P17"><text:span text:style-name="T1">POST /api/</text:span><text:span text:style-name="T2">types</text:span></text:p>
        </text:list-item>
        <text:list-item>
          <text:p text:style-name="P17"><text:span text:style-name="T17">Request Body -&gt; JSON {“name” : “</text:span><text:span text:style-name="T21">type</text:span><text:span text:style-name="T17">_name”}</text:span></text:p>
        </text:list-item>
        <text:list-item>
          <text:p text:style-name="P39">Responses:</text:p>
          <text:list>
            <text:list-item>
              <text:p text:style-name="P17"><text:span text:style-name="T17">201 – Created, </text:span><text:span text:style-name="T18">Response Body – JSON {id, name}, Location in Headers must be set to </text:span><text:span text:style-name="T42">api/</text:span><text:span text:style-name="T43">types</text:span><text:span text:style-name="T42">/{id}</text:span></text:p>
            </text:list-item>
            <text:list-item>
              <text:p text:style-name="P39">400 – Bad Request, Error Message<text:span text:style-name="T47">s from: faulty Request Body, </text:span><text:span text:style-name="T52">types</text:span><text:span text:style-name="T47"> name must be unique</text:span></text:p>
            </text:list-item>
          </text:list>
        </text:list-item>
      </text:list>
      <text:list xml:id="list170558525410176" text:continue-list="list170558976851965" text:style-name="L2">
        <text:list-header>
          <text:p text:style-name="P58"><text:soft-page-break/><text:span text:style-name="T10">Get all <text:s/></text:span><text:span text:style-name="T15">types</text:span></text:p>
        </text:list-header>
      </text:list>
      <text:list xml:id="list170558153847242" text:continue-list="list3777547064" text:style-name="L4">
        <text:list-item>
          <text:p text:style-name="P30">GET /api/<text:span text:style-name="T52">types</text:span></text:p>
        </text:list-item>
        <text:list-item>
          <text:p text:style-name="P39">Responses:</text:p>
          <text:list>
            <text:list-item>
              <text:p text:style-name="P39">200 – OK, JSON{List of <text:span text:style-name="T52">types</text:span> {id, name}}</text:p>
            </text:list-item>
            <text:list-item>
              <text:p text:style-name="P17"><text:span text:style-name="T18">204</text:span><text:span text:style-name="T17"> – </text:span><text:span text:style-name="T18">No Content</text:span><text:span text:style-name="T17">, </text:span><text:span text:style-name="T18">List of </text:span><text:span text:style-name="T21">types</text:span><text:span text:style-name="T18"> is empty</text:span></text:p>
            </text:list-item>
          </text:list>
        </text:list-item>
      </text:list>
      <text:list xml:id="list170557665795650" text:continue-list="list170558525410176" text:style-name="L2">
        <text:list-header>
          <text:p text:style-name="P56">Get a <text:span text:style-name="T52">type</text:span> by {id}</text:p>
        </text:list-header>
      </text:list>
      <text:list xml:id="list170559203181642" text:continue-list="list170558153847242" text:style-name="L4">
        <text:list-item>
          <text:p text:style-name="P30">GET /api/<text:span text:style-name="T52">types</text:span>/{id}</text:p>
        </text:list-item>
        <text:list-item>
          <text:p text:style-name="P39">Responses:</text:p>
          <text:list>
            <text:list-item>
              <text:p text:style-name="P39">200 – OK, <text:s/>JSON {<text:span text:style-name="T52">type</text:span> {id, name}}</text:p>
            </text:list-item>
            <text:list-item>
              <text:p text:style-name="P17">404 – <text:span text:style-name="T52">T</text:span><text:span text:style-name="T21">ype</text:span><text:span text:style-name="T51"> </text:span>Not Found, Error Message</text:p>
            </text:list-item>
          </text:list>
        </text:list-item>
      </text:list>
      <text:list xml:id="list170559376982595" text:continue-list="list170557665795650" text:style-name="L2">
        <text:list-header>
          <text:p text:style-name="P56">Delete a <text:span text:style-name="T52">type</text:span> by {id}</text:p>
        </text:list-header>
      </text:list>
      <text:list xml:id="list170559299753954" text:continue-list="list170559203181642" text:style-name="L4">
        <text:list-item>
          <text:p text:style-name="P30">DELETE /api/<text:span text:style-name="T52">types</text:span>/{id}</text:p>
        </text:list-item>
        <text:list-item>
          <text:p text:style-name="P39">Responses:</text:p>
          <text:list>
            <text:list-item>
              <text:p text:style-name="P39">200 – OK, Success Message</text:p>
            </text:list-item>
            <text:list-item>
              <text:p text:style-name="P39">404 – <text:span text:style-name="T52">Type</text:span><text:span text:style-name="T51"> N</text:span>ot Found, Error Message</text:p>
            </text:list-item>
          </text:list>
        </text:list-item>
      </text:list>
      <text:list xml:id="list170557955597554" text:continue-list="list170559376982595" text:style-name="L2">
        <text:list-header>
          <text:p text:style-name="P61"><text:span text:style-name="T17">Update </text:span><text:span text:style-name="T21">a</text:span><text:span text:style-name="T17"> </text:span><text:span text:style-name="T21">type</text:span><text:span text:style-name="T17"> by {id}</text:span></text:p>
        </text:list-header>
      </text:list>
      <text:list xml:id="list170558297111710" text:continue-list="list170559299753954" text:style-name="L4">
        <text:list-item>
          <text:p text:style-name="P30">PUT /api/<text:span text:style-name="T52">types</text:span>/{id}</text:p>
        </text:list-item>
        <text:list-item>
          <text:p text:style-name="P17"><text:span text:style-name="T17">Request Body -&gt; JSON {“name” : “</text:span><text:span text:style-name="T21">type</text:span><text:span text:style-name="T17">_name”}</text:span></text:p>
        </text:list-item>
        <text:list-item>
          <text:p text:style-name="P39">Responses:</text:p>
          <text:list>
            <text:list-item>
              <text:p text:style-name="P17"><text:span text:style-name="T17">200 – OK, </text:span><text:span text:style-name="T18">Response Body </text:span><text:span text:style-name="T19">of updated </text:span><text:span text:style-name="T21">type</text:span><text:span text:style-name="T18"> – JSON {id, name}</text:span></text:p>
            </text:list-item>
            <text:list-item>
              <text:p text:style-name="P46">400 – Bad Request when trying to update the record with a name which already exists in the database</text:p>
            </text:list-item>
            <text:list-item>
              <text:p text:style-name="P50">404 – Not Found, Error Message</text:p>
            </text:list-item>
          </text:list>
        </text:list-item>
      </text:list>
      <text:p text:style-name="P12"><text:span text:style-name="T3"/></text:p>
      <text:p text:style-name="P12"><text:span text:style-name="T3">Nutritional Value</text:span><text:span text:style-name="T20"> - /api/</text:span><text:span text:style-name="T22">nutritionalvalues</text:span></text:p>
      <text:list xml:id="list170558344515842" text:continue-list="list170557955597554" text:style-name="L2">
        <text:list-header>
          <text:p text:style-name="P62"><text:span text:style-name="T17">Create a new </text:span><text:span text:style-name="T23">nutritional value for a recipe</text:span><text:span text:style-name="T17"> </text:span></text:p>
        </text:list-header>
      </text:list>
      <text:list xml:id="list528879625" text:style-name="L5">
        <text:list-item>
          <text:p text:style-name="P18"><text:span text:style-name="T1">POST /api/</text:span><text:span text:style-name="T22">nutritionalvalues</text:span></text:p>
        </text:list-item>
        <text:list-item>
          <text:p text:style-name="P18"><text:span text:style-name="T17">Request Body -&gt; JSON </text:span><text:span text:style-name="T24">with fields: energy, carbohydrates, sugar, fats, fatty_acids, proteins, salt, recipeId</text:span></text:p>
        </text:list-item>
        <text:list-item>
          <text:p text:style-name="P40">Responses:</text:p>
          <text:list>
            <text:list-item>
              <text:p text:style-name="P18"><text:span text:style-name="T17">201 – Created, </text:span><text:span text:style-name="T18">Response Body – JSON </text:span><text:span text:style-name="T24">of a nutritional value</text:span><text:span text:style-name="T18">, Location in Headers must be set to </text:span><text:span text:style-name="T42">api/</text:span><text:span text:style-name="T44">nutritionalvalues</text:span><text:span text:style-name="T42">/{id}</text:span></text:p>
            </text:list-item>
            <text:list-item>
              <text:p text:style-name="P18"><text:span text:style-name="T17">400 – Bad Request, Error Message</text:span><text:span text:style-name="T18">s from: faulty Request Body, </text:span><text:span text:style-name="T24">nutritional values records must have only a unique recipe Id</text:span><text:span text:style-name="T18"> </text:span><text:span text:style-name="T24">(1 to 1 relation)</text:span></text:p>
            </text:list-item>
          </text:list>
        </text:list-item>
      </text:list>
      <text:list xml:id="list170559312549281" text:continue-list="list170558344515842" text:style-name="L2">
        <text:list-header>
          <text:p text:style-name="P59"><text:span text:style-name="T10">Get all </text:span><text:span text:style-name="T16">nutritional values of recipes</text:span></text:p>
        </text:list-header>
      </text:list>
      <text:list xml:id="list170557996001100" text:continue-list="list528879625" text:style-name="L5">
        <text:list-item>
          <text:p text:style-name="P31">GET /api/<text:span text:style-name="T53">nutritionalvalues</text:span></text:p>
        </text:list-item>
        <text:list-item>
          <text:p text:style-name="P40">Responses:</text:p>
          <text:list>
            <text:list-item>
              <text:p text:style-name="P41">200 – OK, JSON{List of <text:span text:style-name="T53">nutritionalvalues</text:span> {}}</text:p>
            </text:list-item>
            <text:list-item>
              <text:p text:style-name="P19"><text:span text:style-name="T18">204</text:span><text:span text:style-name="T17"> – </text:span><text:span text:style-name="T18">No Content</text:span><text:span text:style-name="T17">, </text:span><text:span text:style-name="T18">List of </text:span><text:span text:style-name="T22">nutritionalvalues</text:span><text:span text:style-name="T18"> is empty</text:span></text:p>
            </text:list-item>
          </text:list>
        </text:list-item>
      </text:list>
      <text:list xml:id="list170558967186563" text:continue-list="list170559312549281" text:style-name="L2">
        <text:list-header>
          <text:p text:style-name="P62"><text:span text:style-name="T17">Get a </text:span><text:span text:style-name="T23">nutritional value of a recipe</text:span><text:span text:style-name="T17"> by {id}</text:span></text:p>
        </text:list-header>
      </text:list>
      <text:list xml:id="list170559716482760" text:continue-list="list170557996001100" text:style-name="L5">
        <text:list-item>
          <text:p text:style-name="P31">GET /api/<text:span text:style-name="T53">nutritionalvalues</text:span>/{id}</text:p>
        </text:list-item>
        <text:list-item>
          <text:p text:style-name="P40">Responses:</text:p>
          <text:list>
            <text:list-item>
              <text:p text:style-name="P40"><text:soft-page-break/>200 – OK, <text:s/>JSON <text:span text:style-name="T57">of nutritional value</text:span></text:p>
            </text:list-item>
            <text:list-item>
              <text:p text:style-name="P18">404 – <text:span text:style-name="T57">Nutritional Value</text:span><text:span text:style-name="T51"> </text:span>Not Found, Error Message</text:p>
            </text:list-item>
          </text:list>
        </text:list-item>
      </text:list>
      <text:list xml:id="list170559025044795" text:continue-list="list170558967186563" text:style-name="L2">
        <text:list-header>
          <text:p text:style-name="P62"><text:span text:style-name="T17">Delete a </text:span><text:span text:style-name="T23">nutritional value</text:span><text:span text:style-name="T17"> </text:span><text:span text:style-name="T23">of a recipe </text:span><text:span text:style-name="T17">by {id}</text:span></text:p>
        </text:list-header>
      </text:list>
      <text:list xml:id="list170557647526688" text:continue-list="list170559716482760" text:style-name="L5">
        <text:list-item>
          <text:p text:style-name="P31">DELETE /api/<text:span text:style-name="T53">nutritionalvalues</text:span>/{id}</text:p>
        </text:list-item>
        <text:list-item>
          <text:p text:style-name="P40">Responses:</text:p>
          <text:list>
            <text:list-item>
              <text:p text:style-name="P40">200 – OK, Success Message</text:p>
            </text:list-item>
            <text:list-item>
              <text:p text:style-name="P41">404 – <text:span text:style-name="T57">Nutritional Value</text:span><text:span text:style-name="T51"> N</text:span>ot Found, Error Message</text:p>
            </text:list-item>
          </text:list>
        </text:list-item>
      </text:list>
      <text:list xml:id="list170558311369989" text:continue-list="list170559025044795" text:style-name="L2">
        <text:list-header>
          <text:p text:style-name="P62"><text:span text:style-name="T17">Update </text:span><text:span text:style-name="T21">a</text:span><text:span text:style-name="T17"> </text:span><text:span text:style-name="T23">nutritional value of a recipe</text:span><text:span text:style-name="T17"> by {id}</text:span></text:p>
        </text:list-header>
      </text:list>
      <text:list xml:id="list170558821409147" text:continue-list="list170557647526688" text:style-name="L5">
        <text:list-item>
          <text:p text:style-name="P32">PUT /api/<text:span text:style-name="T53">nutritionalvalues</text:span>/{id}</text:p>
        </text:list-item>
        <text:list-item>
          <text:p text:style-name="P18"><text:span text:style-name="T17">Request Body -&gt; JSON {“name” : “</text:span><text:span text:style-name="T21">type</text:span><text:span text:style-name="T17">_name”}</text:span></text:p>
        </text:list-item>
        <text:list-item>
          <text:p text:style-name="P40">Responses:</text:p>
          <text:list>
            <text:list-item>
              <text:p text:style-name="P18"><text:span text:style-name="T17">200 – OK, </text:span><text:span text:style-name="T18">Response Body </text:span><text:span text:style-name="T19">of updated </text:span><text:span text:style-name="T21">type</text:span><text:span text:style-name="T18"> – JSON {id, name}</text:span></text:p>
            </text:list-item>
            <text:list-item>
              <text:p text:style-name="P18"><text:span text:style-name="T18">400 – Bad Request when trying to update the record with a </text:span><text:span text:style-name="T24">recipeId</text:span><text:span text:style-name="T18"> which already exists in the </text:span><text:span text:style-name="T24">table or with a recipeId which not exist in the database.</text:span></text:p>
            </text:list-item>
            <text:list-item>
              <text:p text:style-name="P52">404 – Not Found</text:p>
            </text:list-item>
          </text:list>
        </text:list-item>
      </text:list>
      <text:p text:style-name="P70"><text:span text:style-name="T2"/></text:p>
      <text:p text:style-name="P70"><text:span text:style-name="T4">RECIPES</text:span><text:span text:style-name="T20"> - /api/</text:span><text:span text:style-name="T25">recipes</text:span></text:p>
      <text:list xml:id="list170559034873107" text:continue-list="list170558311369989" text:style-name="L2">
        <text:list-header>
          <text:p text:style-name="P63"><text:span text:style-name="T17">Create a new </text:span><text:span text:style-name="T25">recipe</text:span><text:span text:style-name="T17"> </text:span></text:p>
        </text:list-header>
      </text:list>
      <text:list xml:id="list1082639695" text:style-name="L6">
        <text:list-item>
          <text:p text:style-name="P20"><text:span text:style-name="T1">POST /api/</text:span><text:span text:style-name="T4">recipes</text:span></text:p>
        </text:list-item>
        <text:list-item>
          <text:p text:style-name="P20"><text:span text:style-name="T17">Request Body -&gt; JSON {“name” : “</text:span><text:span text:style-name="T25">recipe</text:span><text:span text:style-name="T17">_name”, </text:span><text:span text:style-name="T25">“description” : “value”, “time”: “value”</text:span><text:span text:style-name="T17">}</text:span></text:p>
        </text:list-item>
        <text:list-item>
          <text:p text:style-name="P42">Responses:</text:p>
          <text:list>
            <text:list-item>
              <text:p text:style-name="P20"><text:span text:style-name="T17">201 – Created, </text:span><text:span text:style-name="T18">Response Body – JSON {id, name, </text:span><text:span text:style-name="T25">description, time</text:span><text:span text:style-name="T18">}, Location in Headers must be set to </text:span><text:span text:style-name="T42">api/</text:span><text:span text:style-name="T45">recipes</text:span><text:span text:style-name="T42">/{id}</text:span></text:p>
            </text:list-item>
            <text:list-item>
              <text:p text:style-name="P20"><text:span text:style-name="T17">400 – Bad Request, Error Message</text:span><text:span text:style-name="T18">s from: faulty Request Body, </text:span><text:span text:style-name="T26">recipes name must be unique</text:span></text:p>
            </text:list-item>
          </text:list>
        </text:list-item>
      </text:list>
      <text:list xml:id="list170558681692624" text:continue-list="list170559034873107" text:style-name="L2">
        <text:list-header>
          <text:p text:style-name="P60"><text:span text:style-name="T10">Get all <text:s/></text:span><text:span text:style-name="T15">types</text:span></text:p>
        </text:list-header>
      </text:list>
      <text:list xml:id="list170557725261314" text:continue-list="list1082639695" text:style-name="L6">
        <text:list-item>
          <text:p text:style-name="P33">GET /api/<text:span text:style-name="T61">recipes</text:span></text:p>
        </text:list-item>
        <text:list-item>
          <text:p text:style-name="P42">Responses:</text:p>
          <text:list>
            <text:list-item>
              <text:p text:style-name="P20"><text:span text:style-name="T17">200 – OK, JSON{List of </text:span><text:span text:style-name="T27">recipes</text:span><text:span text:style-name="T17"> {id, name, </text:span><text:span text:style-name="T27">description, time</text:span><text:span text:style-name="T17">}}</text:span></text:p>
            </text:list-item>
            <text:list-item>
              <text:p text:style-name="P20"><text:span text:style-name="T18">204</text:span><text:span text:style-name="T17"> – </text:span><text:span text:style-name="T18">No Content</text:span><text:span text:style-name="T17">, </text:span><text:span text:style-name="T18">List of </text:span><text:span text:style-name="T21">types</text:span><text:span text:style-name="T18"> is empty</text:span></text:p>
            </text:list-item>
          </text:list>
        </text:list-item>
      </text:list>
      <text:list xml:id="list170557930424873" text:continue-list="list170558681692624" text:style-name="L2">
        <text:list-header>
          <text:p text:style-name="P57">Get a <text:span text:style-name="T52">type</text:span> by {id}</text:p>
        </text:list-header>
      </text:list>
      <text:list xml:id="list170558721118421" text:continue-list="list170557725261314" text:style-name="L6">
        <text:list-item>
          <text:p text:style-name="P34">GET /api/<text:span text:style-name="T61">recipes</text:span>/{id}</text:p>
        </text:list-item>
        <text:list-item>
          <text:p text:style-name="P42">Responses:</text:p>
          <text:list>
            <text:list-item>
              <text:p text:style-name="P20"><text:span text:style-name="T17">200 – OK, <text:s/>JSON {</text:span><text:span text:style-name="T28">recipe</text:span><text:span text:style-name="T17"> {id, name, </text:span><text:span text:style-name="T28">description, time</text:span><text:span text:style-name="T17">}}</text:span></text:p>
            </text:list-item>
            <text:list-item>
              <text:p text:style-name="P20">404 – <text:span text:style-name="T62">Recipe</text:span><text:span text:style-name="T51"> </text:span>Not Found, Error Message</text:p>
              <text:p text:style-name="P20"/>
            </text:list-item>
          </text:list>
        </text:list-item>
      </text:list>
      <text:list xml:id="list170559362088470" text:continue-list="list170557930424873" text:style-name="L2">
        <text:list-header>
          <text:p text:style-name="P63"><text:span text:style-name="T17">Update </text:span><text:span text:style-name="T21">a</text:span><text:span text:style-name="T17"> </text:span><text:span text:style-name="T29">recipe</text:span><text:span text:style-name="T17"> by {id}</text:span></text:p>
        </text:list-header>
      </text:list>
      <text:list xml:id="list170557859928812" text:continue-list="list170558721118421" text:style-name="L6">
        <text:list-item>
          <text:p text:style-name="P20"><text:span text:style-name="T1">PUT /api/</text:span><text:span text:style-name="T5">recipes</text:span><text:span text:style-name="T1">/{id}</text:span></text:p>
        </text:list-item>
        <text:list-item>
          <text:p text:style-name="P20"><text:span text:style-name="T17">Request Body -&gt; JSON <text:s/></text:span><text:span text:style-name="T30">with a recipe </text:span><text:span text:style-name="T33">except id</text:span></text:p>
        </text:list-item>
        <text:list-item>
          <text:p text:style-name="P42">Responses:</text:p>
          <text:list>
            <text:list-item>
              <text:p text:style-name="P20"><text:soft-page-break/><text:span text:style-name="T17">200 – OK, </text:span><text:span text:style-name="T18">Response Body </text:span><text:span text:style-name="T19">of updated </text:span><text:span text:style-name="T31">recipe</text:span><text:span text:style-name="T18"> – JSON {id, name, </text:span><text:span text:style-name="T32">description, time</text:span><text:span text:style-name="T18">}</text:span></text:p>
            </text:list-item>
            <text:list-item>
              <text:p text:style-name="P47">400 – Bad Request when trying to update the record with a name which already exists in the database</text:p>
            </text:list-item>
            <text:list-item>
              <text:p text:style-name="P51">404 – <text:span text:style-name="T63">Recipe </text:span>Not Found, Error Message</text:p>
            </text:list-item>
          </text:list>
        </text:list-item>
      </text:list>
      <text:list xml:id="list170558900530229" text:continue-list="list170559362088470" text:style-name="L2">
        <text:list-header>
          <text:p text:style-name="P64"><text:span text:style-name="T34"/></text:p>
          <text:p text:style-name="P64"><text:span text:style-name="T34">Get recipe</text:span><text:span text:style-name="T40"> ingredients</text:span></text:p>
        </text:list-header>
      </text:list>
      <text:list xml:id="list1292946252" text:style-name="L7">
        <text:list-item>
          <text:p text:style-name="P21"><text:span text:style-name="T7">GET</text:span><text:span text:style-name="T1"> /api/</text:span><text:span text:style-name="T5">recipes</text:span><text:span text:style-name="T1">/{id}/</text:span><text:span text:style-name="T6">ingredients</text:span></text:p>
        </text:list-item>
        <text:list-item>
          <text:p text:style-name="P43">Responses:</text:p>
          <text:list>
            <text:list-item>
              <text:p text:style-name="P21"><text:span text:style-name="T17">200 – OK, </text:span><text:span text:style-name="T18">Response Body </text:span><text:span text:style-name="T36">with recipe details : id, name, description, time and a list of ingredients </text:span></text:p>
            </text:list-item>
            <text:list-item>
              <text:p text:style-name="P48">400 – Bad Request when trying to update the record with a name which already exists in the database</text:p>
            </text:list-item>
            <text:list-item>
              <text:p text:style-name="P53">404 – Recipe Not Found, Error Message</text:p>
            </text:list-item>
          </text:list>
        </text:list-item>
      </text:list>
      <text:p text:style-name="P72"/>
      <text:list xml:id="list170557657396659" text:continue-list="list170558900530229" text:style-name="L2">
        <text:list-header>
          <text:p text:style-name="P65"><text:span text:style-name="T37">Add ingredients to a</text:span><text:span text:style-name="T34"> recipe </text:span></text:p>
        </text:list-header>
      </text:list>
      <text:list xml:id="list233223687" text:style-name="L8">
        <text:list-item>
          <text:p text:style-name="P22"><text:span text:style-name="T8">POST</text:span><text:span text:style-name="T1"> /api/</text:span><text:span text:style-name="T5">recipes</text:span><text:span text:style-name="T1">/{id}/</text:span><text:span text:style-name="T6">ingredients</text:span></text:p>
        </text:list-item>
        <text:list-item>
          <text:p text:style-name="P23"><text:span text:style-name="T35">Request Body -&gt; JSON <text:s/></text:span><text:span text:style-name="T30">with ingredientId </text:span><text:span text:style-name="T38">and </text:span><text:span text:style-name="T56">ingredientQuantity (String value)</text:span></text:p>
        </text:list-item>
        <text:list-item>
          <text:p text:style-name="P44">Responses:</text:p>
          <text:list>
            <text:list-item>
              <text:p text:style-name="P22"><text:span text:style-name="T17">200 – OK, </text:span><text:span text:style-name="T18">Response Body </text:span><text:span text:style-name="T36">with recipe </text:span><text:span text:style-name="T39">id, ingredient id and ingridient quantity</text:span></text:p>
            </text:list-item>
            <text:list-item>
              <text:p text:style-name="P49">400 – Bad Request when trying to update the record with a<text:span text:style-name="T71">n ingredient that a recipe already contains.</text:span></text:p>
            </text:list-item>
            <text:list-item>
              <text:p text:style-name="P54">404 – Recipe Not Found, <text:span text:style-name="T70">Ingredient Not Found</text:span> Error Mess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loext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Ionut-Ciprian Oprea</meta:initial-creator>
    <meta:creation-date>2022-01-10T14:25:00Z</meta:creation-date>
    <dc:date>2022-01-14T17:05:49.197847978</dc:date>
    <meta:editing-cycles>50</meta:editing-cycles>
    <meta:editing-duration>PT1H59M36S</meta:editing-duration>
    <meta:document-statistic meta:table-count="0" meta:image-count="0" meta:object-count="0" meta:page-count="5" meta:paragraph-count="143" meta:word-count="1114" meta:character-count="6665" meta:non-whitespace-character-count="5723"/>
    <meta:template xlink:type="simple" xlink:actuate="onRequest" xlink:title="" xlink:href="Normal"/>
  </office:meta>
</office:document-meta>
</file>